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Print" svg:font-family="'Segoe Prin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89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1.861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6866in"/>
    </style:style>
    <style:style style:name="co7" style:family="table-column">
      <style:table-column-properties fo:break-before="auto" style:column-width="0.4874in"/>
    </style:style>
    <style:style style:name="co8" style:family="table-column">
      <style:table-column-properties fo:break-before="auto" style:column-width="6.8252in"/>
    </style:style>
    <style:style style:name="co9" style:family="table-column">
      <style:table-column-properties fo:break-before="auto" style:column-width="2.4043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7866in"/>
    </style:style>
    <style:style style:name="co12" style:family="table-column">
      <style:table-column-properties fo:break-before="auto" style:column-width="0.8862in"/>
    </style:style>
    <style:style style:name="co13" style:family="table-column">
      <style:table-column-properties fo:break-before="auto" style:column-width="2.5484in"/>
    </style:style>
    <style:style style:name="co14" style:family="table-column">
      <style:table-column-properties fo:break-before="auto" style:column-width="1.8835in"/>
    </style:style>
    <style:style style:name="co15" style:family="table-column">
      <style:table-column-properties fo:break-before="auto" style:column-width="7.9335in"/>
    </style:style>
    <style:style style:name="co16" style:family="table-column">
      <style:table-column-properties fo:break-before="auto" style:column-width="5.8165in"/>
    </style:style>
    <style:style style:name="co17" style:family="table-column">
      <style:table-column-properties fo:break-before="auto" style:column-width="1.9055in"/>
    </style:style>
    <style:style style:name="co18" style:family="table-column">
      <style:table-column-properties fo:break-before="auto" style:column-width="1.5071in"/>
    </style:style>
    <style:style style:name="co19" style:family="table-column">
      <style:table-column-properties fo:break-before="auto" style:column-width="1.7953in"/>
    </style:style>
    <style:style style:name="co20" style:family="table-column">
      <style:table-column-properties fo:break-before="auto" style:column-width="4.2429in"/>
    </style:style>
    <style:style style:name="co21" style:family="table-column">
      <style:table-column-properties fo:break-before="auto" style:column-width="2.1319in"/>
    </style:style>
    <style:style style:name="co22" style:family="table-column">
      <style:table-column-properties fo:break-before="auto" style:column-width="5.0008in"/>
    </style:style>
    <style:style style:name="co23" style:family="table-column">
      <style:table-column-properties fo:break-before="auto" style:column-width="5.7591in"/>
    </style:style>
    <style:style style:name="co24" style:family="table-column">
      <style:table-column-properties fo:break-before="auto" style:column-width="0.5043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2.0311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1.4717in" fo:break-before="auto" style:use-optimal-row-height="true"/>
    </style:style>
    <style:style style:name="ro6" style:family="table-row">
      <style:table-row-properties style:row-height="0.8909in" fo:break-before="auto" style:use-optimal-row-height="true"/>
    </style:style>
    <style:style style:name="ro7" style:family="table-row">
      <style:table-row-properties style:row-height="0.6008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8291in" fo:break-before="auto" style:use-optimal-row-height="true"/>
    </style:style>
    <style:style style:name="ro10" style:family="table-row">
      <style:table-row-properties style:row-height="0.8862in" fo:break-before="auto" style:use-optimal-row-height="true"/>
    </style:style>
    <style:style style:name="ro11" style:family="table-row">
      <style:table-row-properties style:row-height="1.5772in" fo:break-before="auto" style:use-optimal-row-height="true"/>
    </style:style>
    <style:style style:name="ro12" style:family="table-row">
      <style:table-row-properties style:row-height="1.2319in" fo:break-before="auto" style:use-optimal-row-height="true"/>
    </style:style>
    <style:style style:name="ro13" style:family="table-row">
      <style:table-row-properties style:row-height="0.3681in" fo:break-before="auto" style:use-optimal-row-height="true"/>
    </style:style>
    <style:style style:name="ro14" style:family="table-row">
      <style:table-row-properties style:row-height="4.1689in" fo:break-before="auto" style:use-optimal-row-height="true"/>
    </style:style>
    <style:style style:name="ta1" style:family="table" style:master-page-name="PageStyle_5f_Data_20_Scienc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ta4" style:family="table" style:master-page-name="PageStyle_5f_Networking">
      <style:table-properties table:display="true" style:writing-mode="lr-tb"/>
    </style:style>
    <style:style style:name="ta5" style:family="table" style:master-page-name="PageStyle_5f_Hacking">
      <style:table-properties table:display="true" style:writing-mode="lr-tb"/>
    </style:style>
    <style:style style:name="ta6" style:family="table" style:master-page-name="PageStyle_5f_Big_20_Data">
      <style:table-properties table:display="true" style:writing-mode="lr-tb"/>
    </style:style>
    <style:style style:name="ta7" style:family="table" style:master-page-name="PageStyle_5f_Course_20_Format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8124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118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8122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6" style:family="table-cell" style:parent-style-name="Excel_20_Built-in_20_Normal">
      <style:table-cell-properties fo:background-color="transparent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" style:family="table-cell" style:parent-style-name="Excel_20_Built-in_20_Normal">
      <style:table-cell-properties style:diagonal-bl-tr="none" style:diagonal-tl-br="none" style:rotation-align="none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6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8" style:family="table-cell" style:parent-style-name="Excel_20_Built-in_20_Normal" style:data-style-name="N8124">
      <style:table-cell-properties style:diagonal-bl-tr="none" style:diagonal-tl-br="none" fo:border="0.0138in solid #000000" style:rotation-align="none"/>
    </style:style>
    <style:style style:name="ce19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fo:background-color="#83caff" fo:border="0.0008in solid #000000"/>
      <style:text-properties fo:color="#ffffff" style:font-name="Arial" fo:font-size="8pt" style:font-name-asian="Segoe Print" style:font-size-asian="8pt" style:font-name-complex="Segoe Print" style:font-size-complex="8pt"/>
    </style:style>
    <style:style style:name="ce29" style:family="table-cell" style:parent-style-name="Default">
      <style:table-cell-properties fo:border="0.0008in solid #000000"/>
      <style:text-properties style:font-name="Arial" fo:font-size="8pt" style:font-name-asian="Segoe Print" style:font-size-asian="8pt" style:font-name-complex="Segoe Print" style:font-size-complex="8pt"/>
    </style:style>
    <style:style style:name="ce30" style:family="table-cell" style:parent-style-name="Default">
      <style:table-cell-properties fo:border="0.0008in solid #000000"/>
      <style:text-properties style:font-name="Arial" fo:font-size="8pt" fo:language="en" fo:country="US" fo:font-weight="normal" style:font-name-asian="Segoe Print" style:font-size-asian="8pt" style:language-asian="en" style:country-asian="US" style:font-weight-asian="normal" style:font-name-complex="Segoe Print" style:font-size-complex="8pt" style:language-complex="en" style:country-complex="US" style:font-weight-complex="normal"/>
    </style:style>
    <style:style style:name="ce31" style:family="table-cell" style:parent-style-name="Default">
      <style:table-cell-properties fo:border="0.0008in solid #000000"/>
      <style:text-properties style:font-name="Arial" fo:font-size="10pt" fo:language="en" fo:country="US" fo:font-weight="normal" style:font-name-asian="Segoe Print" style:font-size-asian="10pt" style:language-asian="en" style:country-asian="US" style:font-weight-asian="normal" style:font-name-complex="Segoe Print" style:font-size-complex="10pt" style:language-complex="en" style:country-complex="US" style:font-weight-complex="normal"/>
    </style:style>
    <style:style style:name="ce32" style:family="table-cell" style:parent-style-name="Default">
      <style:table-cell-properties fo:border="0.0008in solid #000000"/>
      <style:text-properties style:font-name="Arial" fo:font-size="9pt" fo:language="en" fo:country="US" fo:font-weight="normal" style:font-name-asian="Segoe Print" style:font-size-asian="9pt" style:language-asian="en" style:country-asian="US" style:font-weight-asian="normal" style:font-name-complex="Segoe Print" style:font-size-complex="9pt" style:language-complex="en" style:country-complex="US" style:font-weight-complex="normal"/>
    </style:style>
    <style:style style:name="ce33" style:family="table-cell" style:parent-style-name="Default">
      <style:table-cell-properties fo:border="0.0008in solid #000000"/>
      <style:text-properties style:font-name="Arial" fo:font-size="8pt" fo:language="en" fo:country="US" style:font-name-asian="Segoe Print" style:font-size-asian="8pt" style:language-asian="en" style:country-asian="US" style:font-name-complex="Segoe Print" style:font-size-complex="8pt" style:language-complex="en" style:country-complex="US"/>
    </style:style>
    <style:style style:name="ce34" style:family="table-cell" style:parent-style-name="Default">
      <style:table-cell-properties fo:border="0.0008in solid #000000"/>
      <style:text-properties style:font-name="Arial" fo:font-size="8pt" fo:language="en" fo:country="US" fo:font-weight="bold" style:font-name-asian="Segoe Print" style:font-size-asian="8pt" style:language-asian="en" style:country-asian="US" style:font-weight-asian="bold" style:font-name-complex="Segoe Print" style:font-size-complex="8pt" style:language-complex="en" style:country-complex="US" style:font-weight-complex="bold"/>
    </style:style>
    <style:style style:name="ce35" style:family="table-cell" style:parent-style-name="Default">
      <style:text-properties style:font-name="Arial" fo:font-size="8pt" fo:language="en" fo:country="US" fo:font-weight="bold" style:font-name-asian="Segoe Print" style:font-size-asian="8pt" style:language-asian="en" style:country-asian="US" style:font-weight-asian="bold" style:font-name-complex="Segoe Print" style:font-size-complex="8pt" style:language-complex="en" style:country-complex="US" style:font-weight-complex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0008in solid #000000"/>
    </style:style>
    <style:style style:name="ce38" style:family="table-cell" style:parent-style-name="Default">
      <style:text-properties style:font-name="Segoe Print" fo:font-size="11pt" fo:language="en" fo:country="US" style:font-name-asian="Segoe Print" style:font-size-asian="11pt" style:language-asian="en" style:country-asian="US" style:font-name-complex="Segoe Print" style:font-size-complex="6.25pt" style:language-complex="en" style:country-complex="US"/>
    </style:style>
    <style:style style:name="ce39" style:family="table-cell" style:parent-style-name="Default">
      <style:table-cell-properties fo:background-color="#83caff"/>
      <style:text-properties fo:color="#ffffff"/>
    </style:style>
    <style:style style:name="ce40" style:family="table-cell" style:parent-style-name="Default">
      <style:text-properties style:font-name="Segoe Print" fo:font-size="11pt" fo:language="en" fo:country="US" fo:font-weight="bold" style:font-name-asian="Segoe Print" style:font-size-asian="11pt" style:language-asian="en" style:country-asian="US" style:font-weight-asian="bold" style:font-name-complex="Segoe Print" style:font-size-complex="6.25pt" style:language-complex="en" style:country-complex="US" style:font-weight-complex="bold"/>
    </style:style>
    <style:style style:name="T1" style:family="text">
      <style:text-properties style:font-name="Arial" fo:font-size="8pt" style:font-name-asian="Segoe Print" style:font-size-asian="8pt" style:font-name-complex="Segoe Prin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Segoe Print" fo:font-size="11pt" fo:font-weight="bold" style:font-name-asian="Segoe Print" style:font-size-asian="11pt" style:font-weight-asian="bold" style:font-name-complex="Segoe Print" style:font-size-complex="6.30000019073486pt" style:font-weight-complex="bold"/>
    </style:style>
    <style:style style:name="T4" style:family="text">
      <style:text-properties style:font-name="Segoe Print" fo:font-size="11pt" fo:font-weight="normal" style:font-name-asian="Segoe Print" style:font-size-asian="11pt" style:font-weight-asian="normal" style:font-name-complex="Segoe Print" style:font-size-complex="6.30000019073486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o" fo:country="RO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 Scienc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1" office:value-type="string">
            <text:p>Data Science</text:p>
          </table:table-cell>
          <table:table-cell table:style-name="ce4" office:value-type="string">
            <text:p><text:a xlink:href="https://www.analyticsvidhya.com/blog/2017/01/the-most-comprehensive-data-science-learning-plan-for-2017/">https://www.analyticsvidhya.com/blog/2017/01/the-most-comprehensive-data-science-learning-plan-for-2017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How was the course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escriptive statistics</text:p>
          </table:table-cell>
          <table:table-cell table:style-name="ce5" office:value-type="string">
            <text:p>Khanacademy.com</text:p>
          </table:table-cell>
          <table:table-cell table:style-name="ce5" office:value-type="string">
            <text:p>Statistics and probability</text:p>
          </table:table-cell>
          <table:table-cell table:style-name="ce9"/>
          <table:table-cell table:style-name="ce10" table:number-columns-repeated="2"/>
          <table:table-cell table:style-name="ce5" office:value-type="string">
            <text:p>WIP</text:p>
          </table:table-cell>
          <table:table-cell table:style-name="ce15" office:value-type="string">
            <text:p><text:a xlink:href="https://www.khanacademy.org/math/statistics-probability">https://www.khanacademy.org/math/statistics-probability</text:a></text:p>
          </table:table-cell>
          <table:table-cell table:style-name="ce5"/>
          <table:table-cell table:style-name="ce16" table:number-columns-repeated="1015"/>
        </table:table-row>
        <table:table-row table:style-name="ro2">
          <table:table-cell table:style-name="ce2" office:value-type="string">
            <text:p>Descriptive statistics and Inferential Statistics</text:p>
          </table:table-cell>
          <table:table-cell table:style-name="ce5" office:value-type="string">
            <text:p>Coursera</text:p>
          </table:table-cell>
          <table:table-cell table:style-name="ce5" office:value-type="string">
            <text:p>Statistics with R</text:p>
          </table:table-cell>
          <table:table-cell table:style-name="ce9"/>
          <table:table-cell table:style-name="ce10" table:number-columns-repeated="2"/>
          <table:table-cell table:style-name="ce5" office:value-type="string">
            <text:p>WIP</text:p>
          </table:table-cell>
          <table:table-cell table:style-name="ce15"/>
          <table:table-cell table:style-name="ce5"/>
          <table:table-cell table:style-name="ce16" table:number-columns-repeated="1015"/>
        </table:table-row>
        <table:table-row table:style-name="ro1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1</text:p>
          </table:table-cell>
          <table:table-cell table:style-name="ce9"/>
          <table:table-cell table:style-name="ce11" table:number-columns-repeated="2"/>
          <table:table-cell table:style-name="ce5" office:value-type="string">
            <text:p>WIP</text:p>
          </table:table-cell>
          <table:table-cell table:style-name="ce15" office:value-type="string">
            <text:p><text:a xlink:href="https://www.lynda.com/Business-Skills-tutorials/Welcome/427473/531413-4.html?org=tcs.com">https://www.lynda.com/Business-Skills-tutorials/Welcome/427473/531413-4.html?org=tcs.com</text:a></text:p>
          </table:table-cell>
          <table:table-cell table:style-name="ce5"/>
          <table:table-cell table:style-name="ce16" table:number-columns-repeated="1015"/>
        </table:table-row>
        <table:table-row table:style-name="ro2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2</text:p>
          </table:table-cell>
          <table:table-cell table:style-name="ce9"/>
          <table:table-cell table:style-name="ce12"/>
          <table:table-cell table:style-name="ce6"/>
          <table:table-cell table:style-name="ce5" table:number-columns-repeated="3"/>
          <table:table-cell table:style-name="ce16" table:number-columns-repeated="1015"/>
        </table:table-row>
        <table:table-row table:style-name="ro2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3</text:p>
          </table:table-cell>
          <table:table-cell table:style-name="ce9"/>
          <table:table-cell table:style-name="ce12"/>
          <table:table-cell table:style-name="ce6"/>
          <table:table-cell table:style-name="ce5" table:number-columns-repeated="3"/>
          <table:table-cell table:style-name="ce16" table:number-columns-repeated="1015"/>
        </table:table-row>
        <table:table-row table:style-name="ro2" table:number-rows-repeated="2">
          <table:table-cell table:style-name="ce2"/>
          <table:table-cell table:style-name="ce5" table:number-columns-repeated="2"/>
          <table:table-cell table:style-name="ce9"/>
          <table:table-cell table:style-name="ce12"/>
          <table:table-cell table:style-name="ce6"/>
          <table:table-cell table:style-name="ce5" table:number-columns-repeated="3"/>
          <table:table-cell table:style-name="ce16" table:number-columns-repeated="1015"/>
        </table:table-row>
        <table:table-row table:style-name="ro2">
          <table:table-cell table:style-name="ce2" office:value-type="string">
            <text:p>Inferential Statistics</text:p>
          </table:table-cell>
          <table:table-cell table:style-name="ce6" table:number-columns-repeated="5"/>
          <table:table-cell table:style-name="ce5" table:number-columns-repeated="3"/>
          <table:table-cell table:style-name="ce16" table:number-columns-repeated="1015"/>
        </table:table-row>
        <table:table-row table:style-name="ro2">
          <table:table-cell table:style-name="ce2" office:value-type="string">
            <text:p>Linear Algebra</text:p>
          </table:table-cell>
          <table:table-cell table:style-name="ce6" table:number-columns-repeated="5"/>
          <table:table-cell table:style-name="ce5" table:number-columns-repeated="3"/>
          <table:table-cell table:style-name="ce16" table:number-columns-repeated="1015"/>
        </table:table-row>
        <table:table-row table:style-name="ro2">
          <table:table-cell table:style-name="ce3"/>
          <table:table-cell table:style-name="ce7" table:number-columns-repeated="5"/>
          <table:table-cell table:style-name="ce14" table:number-columns-repeated="3"/>
          <table:table-cell table:style-name="ce16" table:number-columns-repeated="1015"/>
        </table:table-row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How was the course</text:p>
          </table:table-cell>
          <table:table-cell table:style-name="ce16" table:number-columns-repeated="1015"/>
        </table:table-row>
        <table:table-row table:style-name="ro2">
          <table:table-cell table:style-name="ce2" office:value-type="string">
            <text:p>R Programming</text:p>
          </table:table-cell>
          <table:table-cell table:style-name="ce6" table:number-columns-repeated="3"/>
          <table:table-cell table:style-name="ce13" office:value-type="date" office:date-value="2017-02-08">
            <text:p>2/8/2017</text:p>
          </table:table-cell>
          <table:table-cell table:style-name="ce13" office:value-type="date" office:date-value="2017-03-08">
            <text:p>3/8/2017</text:p>
          </table:table-cell>
          <table:table-cell table:style-name="ce5" office:value-type="string">
            <text:p>WIP</text:p>
          </table:table-cell>
          <table:table-cell table:style-name="ce5" table:number-columns-repeated="2"/>
          <table:table-cell table:style-name="ce16" table:number-columns-repeated="1015"/>
        </table:table-row>
        <table:table-row table:style-name="ro2" table:number-rows-repeated="3">
          <table:table-cell table:style-name="ce3"/>
          <table:table-cell table:style-name="ce7" table:number-columns-repeated="5"/>
          <table:table-cell table:style-name="ce14" table:number-columns-repeated="3"/>
          <table:table-cell table:style-name="ce16" table:number-columns-repeated="1015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style-name="ce1"/>
          <table:table-cell table:style-name="ce1" office:value-type="string">
            <text:p>How was the course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achine Learning</text:p>
          </table:table-cell>
          <table:table-cell table:style-name="ce2" office:value-type="string">
            <text:p>Fresco Play</text:p>
          </table:table-cell>
          <table:table-cell table:style-name="ce2" office:value-type="string">
            <text:p>Machine Learning Axioms</text:p>
          </table:table-cell>
          <table:table-cell table:style-name="ce2" table:number-columns-repeated="3"/>
          <table:table-cell table:style-name="ce2" office:value-type="string">
            <text:p>WIP</text:p>
          </table:table-cell>
          <table:table-cell table:style-name="ce2"/>
          <table:table-cell table:style-name="ce5" office:value-type="string">
            <text:p>Not that good(Need more depth)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0" table:number-columns-repeated="1022" table:default-cell-style-name="Excel_20_Built-in_20_Normal"/>
        <table:table-row table:style-name="ro2">
          <table:table-cell office:value-type="string">
            <text:p>Tomorrow</text:p>
          </table:table-cell>
          <table:table-cell table:number-columns-repeated="1023"/>
        </table:table-row>
        <table:table-row table:style-name="ro2">
          <table:table-cell office:value-type="string">
            <text:p>Sqoop </text:p>
          </table:table-cell>
          <table:table-cell office:value-type="string">
            <text:p>Complete it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3" table:print="false">
        <office:forms form:automatic-focus="false" form:apply-design-mode="false"/>
        <table:table-column table:style-name="co13" table:default-cell-style-name="Excel_20_Built-in_20_Normal"/>
        <table:table-column table:style-name="co10" table:number-columns-repeated="1023" table:default-cell-style-name="Excel_20_Built-in_20_Normal"/>
        <table:table-row table:style-name="ro3">
          <table:table-cell table:style-name="ce17" office:value-type="string">
            <text:p>1. Lynda </text:p>
            <text:p><text:s text:c="4"/>a. </text:p>
            <text:p><text:s text:c="4"/>b. Fundamental Statistics 2</text:p>
            <text:p><text:s text:c="4"/>c. <text:s/>Fundamental Statistics 3</text:p>
            <text:p>1. Khan Academy Quick videos</text:p>
            <text:p>2. Coursera Basic Statistics </text:p>
            <text:p><text:s text:c="7"/>University of Amsterdam</text:p>
            <text:p>3.Youtube Bandon Foltz videos</text:p>
            <text:p>4. Udacity Descriptive statistics</text:p>
            <text:p/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formula="of:=FACT(6)/(FACT(6-2)*FACT(2))" office:value-type="float" office:value="15">
            <text:p>15</text:p>
          </table:table-cell>
          <table:table-cell/>
          <table:table-cell table:formula="of:=35+16+9+8+5/5" office:value-type="float" office:value="69">
            <text:p>69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tworking" table:style-name="ta4" table:print="false">
        <office:forms form:automatic-focus="false" form:apply-design-mode="false"/>
        <table:table-column table:style-name="co10" table:number-columns-repeated="1024" table:default-cell-style-name="Excel_20_Built-in_20_Normal"/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cking" table:style-name="ta5" table:print="false">
        <office:forms form:automatic-focus="false" form:apply-design-mode="false"/>
        <table:table-column table:style-name="co10" table:number-columns-repeated="1024" table:default-cell-style-name="Excel_20_Built-in_20_Normal"/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 Data" table:style-name="ta6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3" table:number-columns-repeated="1020" table:default-cell-style-name="Excel_20_Built-in_20_Normal"/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doop and its Ecosystem</text:p>
          </table:table-cell>
          <table:table-cell table:style-name="ce15" office:value-type="string">
            <text:p><text:a xlink:href="https://www.safaribooksonline.com/library/view/learning-path-big/9781787280809/video1_11.html">https://www.safaribooksonline.com/library/view/learning-path-big/9781787280809/video1_11.html</text:a></text:p>
          </table:table-cell>
          <table:table-cell table:style-name="ce2" office:value-type="string">
            <text:p>LEARNING PATH: BIG DATA ANALYTICS</text:p>
          </table:table-cell>
          <table:table-cell table:style-name="ce2"/>
          <table:table-cell table:style-name="ce18" office:value-type="date" office:date-value="2017-06-05">
            <text:p>5-Jun</text:p>
          </table:table-cell>
          <table:table-cell table:style-name="ce2"/>
          <table:table-cell table:style-name="ce2" office:value-type="string">
            <text:p>WIP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doop and its Ecosystem</text:p>
          </table:table-cell>
          <table:table-cell table:style-name="ce15" office:value-type="string">
            <text:p><text:a xlink:href="https://www.youtube.com/watch?v=uMjhWYBmiRE&amp;list=PLf0swTFhTI8rJvGpOp-LujOcpk-Rlz-yE&amp;index=3">https://www.youtube.com/watch?v=uMjhWYBmiRE&amp;list=PLf0swTFhTI8rJvGpOp-LujOcpk-Rlz-yE&amp;index=3</text:a></text:p>
          </table:table-cell>
          <table:table-cell table:style-name="ce2" office:value-type="string">
            <text:p>Hadoop Certifications - Cloudera Certified Associate Spark and Hadoop Developer</text:p>
          </table:table-cell>
          <table:table-cell table:style-name="ce2" office:value-type="string">
            <text:p>1. Sqoop Imprt and Export </text:p>
          </table:table-cell>
          <table:table-cell table:style-name="ce18" office:value-type="date" office:date-value="2017-06-06">
            <text:p>6-Jun</text:p>
          </table:table-cell>
          <table:table-cell table:style-name="ce2"/>
          <table:table-cell table:style-name="ce2" office:value-type="string">
            <text:p>WIP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assandra</text:p>
          </table:table-cell>
          <table:table-cell table:style-name="ce15" office:value-type="string">
            <text:p><text:a xlink:href="https://academy.datastax.com/resources/ds101-introduction-cassandra?unit=introduction-cassandra-overview">https://academy.datastax.com/resources/ds101-introduction-cassandra?unit=introduction-cassandra-overview</text:a></text:p>
          </table:table-cell>
          <table:table-cell table:style-name="ce2" office:value-type="string">
            <text:p>DataStax Cassandra</text:p>
          </table:table-cell>
          <table:table-cell table:style-name="ce2"/>
          <table:table-cell table:style-name="ce18" office:value-type="date" office:date-value="2017-06-05">
            <text:p>5-Jun</text:p>
          </table:table-cell>
          <table:table-cell table:style-name="ce2"/>
          <table:table-cell table:style-name="ce2" office:value-type="string">
            <text:p>WIP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rse Format" table:style-name="ta7" table:print="false">
        <office:forms form:automatic-focus="false" form:apply-design-mode="false"/>
        <table:table-column table:style-name="co18" table:default-cell-style-name="Excel_20_Built-in_20_Normal"/>
        <table:table-column table:style-name="co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0" table:number-columns-repeated="1020" table:default-cell-style-name="Excel_20_Built-in_20_Normal"/>
        <table:table-row table:style-name="ro2">
          <table:table-cell table:style-name="ce19" office:value-type="string" table:number-columns-spanned="3" table:number-rows-spanned="1">
            <text:p>Persons with No statistics Background</text:p>
          </table:table-cell>
          <table:covered-table-cell table:number-columns-repeated="2" table:style-name="ce20"/>
          <table:table-cell table:number-columns-repeated="1021"/>
        </table:table-row>
        <table:table-row table:style-name="ro2">
          <table:table-cell table:style-name="ce1" office:value-type="string">
            <text:p>Course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Course Name</text:p>
          </table:table-cell>
          <table:table-cell table:style-name="ce1" office:value-type="string">
            <text:p>Links</text:p>
          </table:table-cell>
          <table:table-cell table:style-name="ce1"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scriptive statistics</text:p>
          </table:table-cell>
          <table:table-cell table:style-name="ce5" office:value-type="string">
            <text:p>Khanacademy.com</text:p>
          </table:table-cell>
          <table:table-cell table:style-name="ce5" office:value-type="string">
            <text:p>Statistics and probability</text:p>
          </table:table-cell>
          <table:table-cell table:style-name="ce15" office:value-type="string">
            <text:p><text:a xlink:href="https://www.khanacademy.org/math/statistics-probability">https://www.khanacademy.org/math/statistics-probability</text:a></text:p>
          </table:table-cell>
          <table:table-cell table:style-name="ce2" office:value-type="string">
            <text:p>Beginn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1</text:p>
          </table:table-cell>
          <table:table-cell table:style-name="ce2"/>
          <table:table-cell table:style-name="ce2" office:value-type="string">
            <text:p>Beginn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2</text:p>
          </table:table-cell>
          <table:table-cell table:style-name="ce2"/>
          <table:table-cell table:style-name="ce2" office:value-type="string">
            <text:p>Beginn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escriptive statistics</text:p>
          </table:table-cell>
          <table:table-cell table:style-name="ce5" office:value-type="string">
            <text:p>Lynda.com</text:p>
          </table:table-cell>
          <table:table-cell table:style-name="ce5" office:value-type="string">
            <text:p>Statistics Foundations: 3</text:p>
          </table:table-cell>
          <table:table-cell table:style-name="ce2"/>
          <table:table-cell table:style-name="ce2" office:value-type="string">
            <text:p>Beginner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view" table:style-name="ta8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28" office:value-type="string">
            <text:p>Topic</text:p>
          </table:table-cell>
          <table:table-cell table:style-name="ce28" office:value-type="string">
            <text:p>Explain</text:p>
          </table:table-cell>
          <table:table-cell table:style-name="ce39" office:value-type="string">
            <text:p>questions</text:p>
          </table:table-cell>
          <table:table-cell/>
        </table:table-row>
        <table:table-row table:style-name="ro5">
          <table:table-cell table:style-name="ce29" office:value-type="string">
            <text:p>Data Warehousing</text:p>
          </table:table-cell>
          <table:table-cell table:style-name="ce29" office:value-type="string">
            <text:p><text:span text:style-name="T1">1. Why a datawarehouse </text:span></text:p>
            <text:p><text:span text:style-name="T1">Datawarehouse</text:span></text:p>
            <text:p><text:span text:style-name="T1">1 Persist data</text:span></text:p>
            <text:p><text:span text:style-name="T1">2 Central view</text:span></text:p>
            <text:p><text:span text:style-name="T1">3. Single Version </text:span></text:p>
            <text:p><text:span text:style-name="T1">4. Data Quality</text:span></text:p>
            <text:p><text:span text:style-name="T1">5. Common Model</text:span></text:p>
            <text:p><text:span text:style-name="T1">6. Easy to Navigate</text:span></text:p>
            <text:p><text:span text:style-name="T1">7. fast Performance</text:span></text:p>
            <text:p><text:span text:style-name="T1">8. Augment Source- Connect to other source systems </text:span></text:p>
          </table:table-cell>
          <table:table-cell table:number-columns-repeated="2"/>
        </table:table-row>
        <table:table-row table:style-name="ro6">
          <table:table-cell table:style-name="ce30" office:value-type="string">
            <text:p>Dimensional Model</text:p>
          </table:table-cell>
          <table:table-cell table:style-name="ce29" office:value-type="string">
            <text:p><text:span text:style-name="T1">1.datawarehouse design technique</text:span></text:p>
            <text:p><text:span text:style-name="T1">2.Bottom Up approach</text:span></text:p>
            <text:p><text:span text:style-name="T1">3.datamarts joined via bus architecture</text:span></text:p>
            <text:p><text:span text:style-name="T1">4.conformed dimension and facts </text:span></text:p>
            <text:p><text:span text:style-name="T1">5.easy to navigate</text:span></text:p>
            <text:p><text:span text:style-name="T1">6.fast query performance</text:span></text:p>
          </table:table-cell>
          <table:table-cell table:number-columns-repeated="2"/>
        </table:table-row>
        <table:table-row table:style-name="ro4">
          <table:table-cell table:style-name="ce31" office:value-type="string">
            <text:p>facts and Dimensions</text:p>
          </table:table-cell>
          <table:table-cell table:style-name="ce37"/>
          <table:table-cell table:number-columns-repeated="2"/>
        </table:table-row>
        <table:table-row table:style-name="ro7">
          <table:table-cell table:style-name="ce30" office:value-type="string">
            <text:p>Facts</text:p>
          </table:table-cell>
          <table:table-cell table:style-name="ce33" office:value-type="string">
            <text:p><text:span text:style-name="T1">1.Table containing measurements </text:span></text:p>
            <text:p><text:span text:style-name="T1">2.grain defined by related dimensions</text:span></text:p>
            <text:p><text:span text:style-name="T1">3.usually additive but not always </text:span></text:p>
            <text:p><text:span text:style-name="T1">4.resolves many to many relationships </text:span></text:p>
          </table:table-cell>
          <table:table-cell table:number-columns-repeated="2"/>
        </table:table-row>
        <table:table-row table:style-name="ro7">
          <table:table-cell table:style-name="ce32" office:value-type="string">
            <text:p>Dimension</text:p>
          </table:table-cell>
          <table:table-cell table:style-name="ce33" office:value-type="string">
            <text:p><text:span text:style-name="T2">1.Table contains business elemnts </text:span></text:p>
            <text:p><text:span text:style-name="T2">2.field contains element descriptions </text:span></text:p>
            <text:p><text:span text:style-name="T2">3.referenced by multiple fact tables </text:span></text:p>
            <text:p><text:span text:style-name="T2">4.replaces codes with business terms </text:span></text:p>
          </table:table-cell>
          <table:table-cell table:number-columns-repeated="2"/>
        </table:table-row>
        <table:table-row table:style-name="ro6">
          <table:table-cell table:style-name="ce33" office:value-type="string">
            <text:p>Slow Change Dimension</text:p>
          </table:table-cell>
          <table:table-cell table:style-name="ce33" office:value-type="string">
            <text:p><text:span text:style-name="T1">Type 0 - no change in the dimesion if the source changes </text:span></text:p>
            <text:p><text:span text:style-name="T1">Type 1 - Keeps track of the current value no historical values only update.</text:span></text:p>
            <text:p><text:span text:style-name="T1">Type 2 - Historical Values can be tracked using </text:span></text:p>
            <text:p><text:span text:style-name="T1">Effective date Expired Date and Current </text:span></text:p>
            <text:p><text:span text:style-name="T1">hybrid - Update only the marked columns for type 1 and type 2 </text:span></text:p>
            <text:p><text:span text:style-name="T1">type 1 updates all the versions to the new value </text:span></text:p>
          </table:table-cell>
          <table:table-cell table:number-columns-repeated="2"/>
        </table:table-row>
        <table:table-row table:style-name="ro8">
          <table:table-cell table:style-name="ce34" office:value-type="string">
            <text:p>Types of Keys</text:p>
          </table:table-cell>
          <table:table-cell table:style-name="ce33" office:value-type="string">
            <text:p><text:span text:style-name="T1">1.Business,Natural,Dimension - Source key</text:span></text:p>
            <text:p><text:span text:style-name="T1">2.Primary,Candidate,Alternate </text:span></text:p>
            <text:p><text:span text:style-name="T1">Primary key - selected key</text:span></text:p>
            <text:p><text:span text:style-name="T1">Canditate key - all the competing uniquely identifying records </text:span></text:p>
            <text:p><text:span text:style-name="T1">Alternate keys - These are the keys not selected as the primary key</text:span></text:p>
            <text:p><text:span text:style-name="T1">3.Composite,Compound,Concatenated - More than 1 field combined together to form the candidate key </text:span></text:p>
            <text:p><text:span text:style-name="T1">4.Surrogate - its a key used to define the Business key and is an autogenerated and incremented column </text:span></text:p>
            <text:p><text:span text:style-name="T1">5.Foreign - The surrogate key goes in Fact of a dimension is called the foreign key </text:span></text:p>
          </table:table-cell>
          <table:table-cell table:style-name="ce40" office:value-type="string">
            <text:p>Why surrogate is required?</text:p>
          </table:table-cell>
          <table:table-cell/>
        </table:table-row>
        <table:table-row table:style-name="ro9">
          <table:table-cell table:style-name="ce35" office:value-type="string">
            <text:p>Unknown and Inferred members </text:p>
          </table:table-cell>
          <table:table-cell table:style-name="ce38" office:value-type="string">
            <text:p>Early Arriving Fact . There is no surrogate key to pl</text:p>
            <text:p><text:span text:style-name="T3">Unknown Member </text:span><text:span text:style-name="T4">- unknown member is created with -1 PK and Customer id =0 in the customer dim </text:span></text:p>
            <text:p><text:span text:style-name="T4">Inferred member - <text:s/>Inferred column is created and the dimension is then placed with the descriptions as unknown . The Inferred column and the rest of the descriptions can be updated once the Dimension actually arrives</text:span></text:p>
          </table:table-cell>
          <table:table-cell table:style-name="ce40" office:value-type="string">
            <text:p>How is unknown dimension id updated once the dimension arrives ?</text:p>
          </table:table-cell>
          <table:table-cell/>
        </table:table-row>
        <table:table-row table:style-name="ro4">
          <table:table-cell office:value-type="string">
            <text:p>Facts</text:p>
          </table:table-cell>
          <table:table-cell table:number-columns-repeated="3"/>
        </table:table-row>
        <table:table-row table:style-name="ro4" table:number-rows-repeated="11">
          <table:table-cell table:number-columns-repeated="4"/>
        </table:table-row>
        <table:table-row table:style-name="ro4">
          <table:table-cell table:style-name="ce36" office:value-type="string" table:number-columns-spanned="3" table:number-rows-spanned="1">
            <text:p>Data Modeling</text:p>
          </table:table-cell>
          <table:covered-table-cell table:number-columns-repeated="2"/>
          <table:table-cell/>
        </table:table-row>
        <table:table-row table:style-name="ro4">
          <table:table-cell table:style-name="ce28" office:value-type="string">
            <text:p>Topic</text:p>
          </table:table-cell>
          <table:table-cell table:style-name="ce28" office:value-type="string">
            <text:p>Explain</text:p>
          </table:table-cell>
          <table:table-cell table:style-name="ce39" office:value-type="string">
            <text:p>questions</text:p>
          </table:table-cell>
          <table:table-cell/>
        </table:table-row>
        <table:table-row table:style-name="ro10">
          <table:table-cell office:value-type="string">
            <text:p>Normalization of data </text:p>
          </table:table-cell>
          <table:table-cell office:value-type="string">
            <text:p>1. Clean up the data</text:p>
            <text:p>2. Ensure proper structure</text:p>
            <text:p>3. Data consistency</text:p>
            <text:p>4. Enhances search of Data </text:p>
            <text:p>5. Increase quality of Data </text:p>
          </table:table-cell>
          <table:table-cell table:number-columns-repeated="2"/>
        </table:table-row>
        <table:table-row table:style-name="ro11">
          <table:table-cell office:value-type="string">
            <text:p>Types of Normalization</text:p>
          </table:table-cell>
          <table:table-cell office:value-type="string">
            <text:p>1 NF – </text:p>
            <text:p>Only one of each in the column</text:p>
            <text:p>Unique Identification</text:p>
            <text:p/>
            <text:p>2 NF -</text:p>
            <text:p>Remove the redundancy of the data(create separate tables to create an id )</text:p>
            <text:p/>
            <text:p>3NF-</text:p>
            <text:p>Only columns with the direct dependency will be in the entity</text:p>
          </table:table-cell>
          <table:table-cell table:number-columns-repeated="2"/>
        </table:table-row>
        <table:table-row table:style-name="ro12">
          <table:table-cell office:value-type="string">
            <text:p>Cardinality</text:p>
          </table:table-cell>
          <table:table-cell office:value-type="string">
            <text:p>Cardinality can be as below</text:p>
            <text:p>1. One to Many</text:p>
            <text:p>2. One to One </text:p>
            <text:p>Not actually required we can use it in the entity itself dont need to separate.</text:p>
            <text:p>3. Many to Many </text:p>
            <text:p>Is removed using a Bridge table or Intermediate table.</text:p>
            <text:p>Of the Entity </text:p>
          </table:table-cell>
          <table:table-cell table:number-columns-repeated="2"/>
        </table:table-row>
        <table:table-row table:style-name="ro13">
          <table:table-cell office:value-type="string">
            <text:p>Relationship</text:p>
          </table:table-cell>
          <table:table-cell office:value-type="string">
            <text:p>Class and zipcode can exist without a student.</text:p>
            <text:p>Student cannot exist without a Class and a zipcode</text:p>
          </table:table-cell>
          <table:table-cell table:number-columns-repeated="2"/>
        </table:table-row>
        <table:table-row table:style-name="ro14">
          <table:table-cell office:value-type="string">
            <text:p>Stages of a Data Model</text:p>
          </table:table-cell>
          <table:table-cell office:value-type="string">
            <text:p><text:span text:style-name="T5">Conceptual</text:span> </text:p>
            <text:p>a.Highly Abstract</text:p>
            <text:p>b.Easily Understood</text:p>
            <text:p>c.Easily Enhanced</text:p>
            <text:p>d.Only “Entities” visilble</text:p>
            <text:p>e.Abstract Relationships</text:p>
            <text:p>f. Can be created on a board or paper</text:p>
            <text:p/>
            <text:p><text:span text:style-name="T5">Logical</text:span></text:p>
            <text:p>a. Presence of attributes of each entity</text:p>
            <text:p>b. Key Attributes – above the line</text:p>
            <text:p>c. Non Key Attributes – below the line</text:p>
            <text:p>d. Primary Key Foriegn key relationships defined </text:p>
            <text:p>e. User friendly Attribute names</text:p>
            <text:p>f. More detailed than conceptual Model</text:p>
            <text:p>g. Database Agnostic – can be converted to any database </text:p>
            <text:p>h. created using a software</text:p>
            <text:p/>
            <text:p><text:span text:style-name="T5">Physical</text:span></text:p>
            <text:p>a. Entities as tables </text:p>
            <text:p>b. Attributes as columns </text:p>
            <text:p>c. Database compatible table names</text:p>
            <text:p><text:span text:style-name="T6">d. Database specific datatypes</text:span></text:p>
            <text:p/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Print" svg:font-family="'Segoe Prin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11/17/2017</text:date>, <text:time>18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Science" style:display-name="PageStyle_Data Sci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cking" style:display-name="PageStyle_Hac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g_20_Data" style:display-name="PageStyle_Big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rse_20_Format" style:display-name="PageStyle_Course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8:59:28.84</dc:date>
    <meta:generator>OpenOffice/4.1.3$Win32 OpenOffice.org_project/413m1$Build-9783</meta:generator>
    <meta:editing-duration>PT5H57M15S</meta:editing-duration>
    <meta:editing-cycles>5</meta:editing-cycles>
    <meta:document-statistic meta:table-count="8" meta:cell-count="160" meta:object-count="0"/>
  </office:meta>
</office:document-meta>
</file>